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9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2.157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73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value-type" style:repeat-content="false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Hill Climbing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3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2">
          <table:table-cell office:value-type="string">
            <text:p>BLAKE</text:p>
          </table:table-cell>
          <table:table-cell table:style-name="ce5" office:value-type="string">
            <text:p>878.2 only two cases of collision in 10.txt for half the times and 16.txt for 1/5 times</text:p>
          </table:table-cell>
          <table:table-cell table:style-name="ce5" office:value-type="string">
            <text:p>813.45 all of them had collisions except the file 8.txt</text:p>
          </table:table-cell>
          <table:table-cell table:style-name="ce5" office:value-type="string">
            <text:p>719.2535 All of them had collision.</text:p>
          </table:table-cell>
          <table:table-cell table:style-name="ce5" office:value-type="string">
            <text:p>894.4225 had 2 instances of collision for 2.txt</text:p>
          </table:table-cell>
          <table:table-cell table:style-name="ce5" office:value-type="string">
            <text:p>888.331 had 1 collision instance in each of 2, 4, 7, 12, 13, 15, 16</text:p>
          </table:table-cell>
          <table:table-cell table:style-name="ce5" office:value-type="string">
            <text:p>891.224 9.txt and 15.txt had collision once and 19.txt had collision twice.</text:p>
          </table:table-cell>
          <table:table-cell table:style-name="ce5" office:value-type="string">
            <text:p>893.256 1 collision in 2, 6, 7, 8, 9, 10, 11, 14, 15, 16 and 2 for 20.</text:p>
          </table:table-cell>
          <table:table-cell table:style-name="ce5" office:value-type="string">
            <text:p>890.065 1 collision instance in each 6, 7, 11</text:p>
          </table:table-cell>
          <table:table-cell table:style-name="ce5" office:value-type="string">
            <text:p>880.323 1 collision instace in 1, 2, 9, 14, 18, 20, and 2 instance in 7.</text:p>
          </table:table-cell>
        </table:table-row>
        <table:table-row table:style-name="ro3">
          <table:table-cell office:value-type="string">
            <text:p>Groestl</text:p>
          </table:table-cell>
          <table:table-cell table:style-name="ce5" office:value-type="string">
            <text:p>1081.5 with 1 collision in 1, 3, 4, 14, 17; 2 collision in 2, 10, 20 and 4 collision in 6.</text:p>
          </table:table-cell>
          <table:table-cell table:style-name="ce5" office:value-type="string">
            <text:p>768.504 with 2 collisions in 12.txt</text:p>
          </table:table-cell>
          <table:table-cell table:style-name="ce5" office:value-type="float" office:value="777.67">
            <text:p>777.67</text:p>
          </table:table-cell>
          <table:table-cell table:style-name="ce5" office:value-type="string">
            <text:p>893.814 with 1 collision in 6, 9, 19 and 2 in 15.</text:p>
          </table:table-cell>
          <table:table-cell table:style-name="ce5" office:value-type="string">
            <text:p>887.018 with 1 collision in 2, 3, 13, 15, 18 and 2 collision in 6.</text:p>
          </table:table-cell>
          <table:table-cell table:style-name="ce5" office:value-type="string">
            <text:p>884.1635 with 1 collsion in 1, 11, 14, 17, 20; and 2 collision in 15.</text:p>
          </table:table-cell>
          <table:table-cell table:style-name="ce5" office:value-type="string">
            <text:p>889.4144 with 1 collision in 10, 11, 12, 13 and 2 collision in 7.</text:p>
          </table:table-cell>
          <table:table-cell table:style-name="ce5" office:value-type="string">
            <text:p>884.151 with 1 collision in 1, 8 and 2 collsion in 7.</text:p>
          </table:table-cell>
          <table:table-cell table:style-name="ce5" office:value-type="string">
            <text:p>885.197 with 1 collision in 2, 4, 5, <text:s/>8, 13, 15 and 2 collision in 6 and 12.</text:p>
          </table:table-cell>
        </table:table-row>
        <table:table-row table:style-name="ro4">
          <table:table-cell office:value-type="string">
            <text:p>Keccak</text:p>
          </table:table-cell>
          <table:table-cell table:style-name="ce5" office:value-type="string">
            <text:p>532.7 with collision in every instance and strangely everything here converges to 528.</text:p>
          </table:table-cell>
          <table:table-cell table:style-name="ce5" office:value-type="string">
            <text:p>536.04 with collision in each instance everytime.</text:p>
          </table:table-cell>
          <table:table-cell table:style-name="ce5" office:value-type="string">
            <text:p>528 with collision in each one of them.</text:p>
          </table:table-cell>
          <table:table-cell table:style-name="ce5" office:value-type="string">
            <text:p>867.82 with collision in each for all instance.</text:p>
          </table:table-cell>
          <table:table-cell table:style-name="ce5" office:value-type="string">
            <text:p>890.713 with collision in each, for all trials.</text:p>
          </table:table-cell>
          <table:table-cell table:style-name="ce5" office:value-type="string">
            <text:p>883.55 with collision in each, for all instance.</text:p>
          </table:table-cell>
          <table:table-cell table:style-name="ce5" office:value-type="string">
            <text:p>879.76 with 1 collision in 1, 9, 10, 13, 15, 19 and 2 collision in 2.</text:p>
          </table:table-cell>
          <table:table-cell table:style-name="ce5" office:value-type="string">
            <text:p>884.434 with 1 collision in 4, 6, 8, 14, 19; 2 collision in 3 and 3 in 20.</text:p>
          </table:table-cell>
          <table:table-cell table:style-name="ce5" office:value-type="string">
            <text:p>878.612 with single collision in 3, 5, 7, 9, 11, 12, 13, 15, 16, 18, 20.</text:p>
          </table:table-cell>
        </table:table-row>
        <table:table-row table:style-name="ro1">
          <table:table-cell/>
          <table:table-cell table:style-name="ce5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5">
          <table:table-cell office:value-type="string">
            <text:p>BLAKE</text:p>
          </table:table-cell>
          <table:table-cell office:value-type="string">
            <text:p>901.543 with no collisions found surprisingly!</text:p>
          </table:table-cell>
          <table:table-cell office:value-type="string">
            <text:p>838.754 with collision in almost each instance. 6 had no collision and 19 had 11</text:p>
          </table:table-cell>
          <table:table-cell office:value-type="string">
            <text:p>673.48 with collision in each instance.</text:p>
          </table:table-cell>
          <table:table-cell office:value-type="string">
            <text:p>886.022 with no collisions.</text:p>
          </table:table-cell>
          <table:table-cell office:value-type="string">
            <text:p>893.664 with 1 collision in 11</text:p>
          </table:table-cell>
          <table:table-cell office:value-type="string">
            <text:p>894.374 with 1 collision in 15 and 19.</text:p>
          </table:table-cell>
          <table:table-cell office:value-type="string">
            <text:p>893.7696 with 1 collision in 8.</text:p>
          </table:table-cell>
          <table:table-cell office:value-type="string">
            <text:p>891.1 with 1 collision in 18.</text:p>
          </table:table-cell>
          <table:table-cell office:value-type="string">
            <text:p>894.1713 with 1 collision in 1.</text:p>
          </table:table-cell>
        </table:table-row>
        <table:table-row table:style-name="ro6">
          <table:table-cell office:value-type="string">
            <text:p>Groestl</text:p>
          </table:table-cell>
          <table:table-cell table:style-name="ce7" office:value-type="string">
            <text:p>1094.336 with 2 collisions in 20. Also as the file number increase the iterations decrease.</text:p>
          </table:table-cell>
          <table:table-cell office:value-type="string">
            <text:p>790.688 with no collisions</text:p>
          </table:table-cell>
          <table:table-cell office:value-type="string">
            <text:p>785.146 with no collisions.</text:p>
          </table:table-cell>
          <table:table-cell office:value-type="string">
            <text:p>881.69 with 1 collision in 7, 13, 17.</text:p>
          </table:table-cell>
          <table:table-cell office:value-type="string">
            <text:p>889.034 with 1 collision in 9.</text:p>
          </table:table-cell>
          <table:table-cell office:value-type="string">
            <text:p>892.187 with 1 collision in 15 and 20.</text:p>
          </table:table-cell>
          <table:table-cell office:value-type="string">
            <text:p>884.387 with 1 collision in 12.</text:p>
          </table:table-cell>
          <table:table-cell office:value-type="string">
            <text:p>906.45 with no collisions.</text:p>
          </table:table-cell>
          <table:table-cell office:value-type="string">
            <text:p>893.84885 with one collision in 15.</text:p>
          </table:table-cell>
        </table:table-row>
        <table:table-row table:style-name="ro6">
          <table:table-cell office:value-type="string">
            <text:p>Keccak</text:p>
          </table:table-cell>
          <table:table-cell office:value-type="string">
            <text:p>533.008 with collision in each of them for every case.</text:p>
          </table:table-cell>
          <table:table-cell office:value-type="string">
            <text:p>509.03 with collision in each one of them.</text:p>
          </table:table-cell>
          <table:table-cell office:value-type="string">
            <text:p>528 with collision in each one of them.</text:p>
          </table:table-cell>
          <table:table-cell office:value-type="string">
            <text:p>881.5471 with collision in each instance and trial.</text:p>
          </table:table-cell>
          <table:table-cell office:value-type="string">
            <text:p>887.882 with collision in each instance.</text:p>
          </table:table-cell>
          <table:table-cell office:value-type="string">
            <text:p>897.5131 with collision in each instance.</text:p>
          </table:table-cell>
          <table:table-cell office:value-type="string">
            <text:p>898.128 with no collisions in any.</text:p>
          </table:table-cell>
          <table:table-cell office:value-type="string">
            <text:p>884.9241 with 1 collision in trial for 4, 6, 20.</text:p>
          </table:table-cell>
          <table:table-cell office:value-type="string">
            <text:p>885.584 with 1 collision in 9 and 10 each.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7">
          <table:table-cell office:value-type="string">
            <text:p>BLAKE</text:p>
          </table:table-cell>
          <table:table-cell office:value-type="string">
            <text:p>1174.347 with collisions in most of the cases.</text:p>
          </table:table-cell>
          <table:table-cell office:value-type="string">
            <text:p>1138.58 with collision in each instance.</text:p>
          </table:table-cell>
          <table:table-cell office:value-type="string">
            <text:p>1100.74 with collision for each in all trials.</text:p>
          </table:table-cell>
          <table:table-cell office:value-type="string">
            <text:p>902.95 with no collisions found.</text:p>
          </table:table-cell>
          <table:table-cell office:value-type="string">
            <text:p>905.32 with no collision found.</text:p>
          </table:table-cell>
          <table:table-cell office:value-type="string">
            <text:p>886.52 with no collisions found.</text:p>
          </table:table-cell>
          <table:table-cell office:value-type="string">
            <text:p>903.75 with no collisions.</text:p>
          </table:table-cell>
          <table:table-cell office:value-type="string">
            <text:p>896.767 no collisioins.</text:p>
          </table:table-cell>
          <table:table-cell office:value-type="string">
            <text:p>898.65 with no collisions.</text:p>
          </table:table-cell>
        </table:table-row>
        <table:table-row table:style-name="ro8">
          <table:table-cell office:value-type="string">
            <text:p>Groestl</text:p>
          </table:table-cell>
          <table:table-cell office:value-type="string">
            <text:p>1068.3845 no collision and from 17 onward converge at 528 iteration.</text:p>
          </table:table-cell>
          <table:table-cell office:value-type="string">
            <text:p>735.84 no collision with 528 iterations from 14.</text:p>
          </table:table-cell>
          <table:table-cell office:value-type="string">
            <text:p>812 with collision in each trial after 9.</text:p>
          </table:table-cell>
          <table:table-cell office:value-type="string">
            <text:p>899 with no collisions.</text:p>
          </table:table-cell>
          <table:table-cell office:value-type="string">
            <text:p>898.56 with no collision</text:p>
          </table:table-cell>
          <table:table-cell office:value-type="string">
            <text:p>895.203 no collisions.</text:p>
          </table:table-cell>
          <table:table-cell office:value-type="string">
            <text:p>891.3 with no collision.</text:p>
          </table:table-cell>
          <table:table-cell office:value-type="string">
            <text:p>896.07 no collision.</text:p>
          </table:table-cell>
          <table:table-cell office:value-type="string">
            <text:p>905.52 no collisions.</text:p>
          </table:table-cell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Tabu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Simulated Annealin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Random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m </meta:initial-creator>
    <meta:creation-date>2014-04-28T16:53:41</meta:creation-date>
    <meta:generator>LibreOffice/3.5$Linux_X86_64 LibreOffice_project/350m1$Build-2</meta:generator>
    <dc:date>2014-05-04T22:48:54</dc:date>
    <dc:creator>Soham </dc:creator>
    <meta:editing-duration>PT20H9M36S</meta:editing-duration>
    <meta:editing-cycles>84</meta:editing-cycles>
    <meta:document-statistic meta:table-count="4" meta:cell-count="376" meta:object-count="0"/>
  </office:meta>
</office:document-meta>
</file>